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2B000000CAEBFBDAA47A9AFD2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595cm" svg:x="1.185cm" svg:y="13.161cm">
          <draw:image xlink:href="Pictures/100000000000042B000000CAEBFBDAA47A9AFD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1:23:53.066243388</meta:creation-date>
    <dc:date>2018-03-13T11:24:11.261059281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